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33.564cm" fo:min-width="1.46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3.394cm" fo:min-width="0.66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79cm" fo:min-width="0.666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62cm" fo:min-width="0.666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3.685cm" fo:min-width="0.66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936cm" fo:min-width="1.468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084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082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00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011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154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8.349cm" fo:min-width="1.68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8.101cm" fo:min-width="1.103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5.478cm" fo:min-width="1.104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3.102cm" fo:min-width="0.37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79cm" fo:min-width="0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176cm" fo:min-width="0.302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269cm" fo:min-width="0.302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142cm" fo:min-width="0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188cm" fo:min-width="0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128cm" fo:min-width="0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081cm" fo:min-width="0.302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30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594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791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187cm" fo:min-width="0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128cm" fo:min-width="0.082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187cm" fo:min-width="0.666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374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128cm" fo:min-width="0.374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301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128cm" fo:min-width="0.449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127cm" fo:min-width="0.45cm"/>
    </style:style>
    <style:style style:name="gr37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968cm" svg:height="33.814cm" svg:x="8.75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66cm" svg:height="3.644cm" svg:x="10.724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66cm" svg:height="3.644cm" svg:x="7.59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66cm" svg:height="2.04cm" svg:x="10.724cm" svg:y="8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66cm" svg:height="2.04cm" svg:x="7.59cm" svg:y="8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66cm" svg:height="1.312cm" svg:x="10.724cm" svg:y="12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166cm" svg:height="1.312cm" svg:x="7.59cm" svg:y="12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166cm" svg:height="3.935cm" svg:x="10.724cm" svg:y="23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166cm" svg:height="3.935cm" svg:x="7.59cm" svg:y="23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68cm" svg:height="2.186cm" svg:x="8.756cm" svg:y="37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874cm" svg:height="1.163cm" draw:transform="skewX (-0.000872664625997165) rotate (-1.57376338652329) translate (11.893cm 27.0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875cm" svg:height="1.163cm" draw:transform="rotate (-1.57376338652329) translate (8.756cm 27.061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1.166cm" svg:height="1.163cm" draw:transform="rotate (-1.57376338652329) translate (11.893cm 6.94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" draw:layer="layout" svg:width="1.164cm" svg:height="1.163cm" draw:transform="rotate (-1.57376338652329) translate (8.756cm 6.947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" draw:layer="layout" svg:width="1.017cm" svg:height="1.163cm" draw:transform="rotate (-1.57376338652329) translate (11.89cm 10.15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1.02cm" svg:height="1.163cm" draw:transform="rotate (-1.57376338652329) translate (8.759cm 10.152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.306cm" svg:height="1.163cm" draw:transform="rotate (-1.57376338652329) translate (11.89cm 11.173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2.187cm" svg:height="8.599cm" svg:x="10.724cm" svg:y="28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603cm" svg:height="8.351cm" svg:x="12.911cm" svg:y="29.0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604cm" svg:height="5.728cm" svg:x="14.514cm" svg:y="30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875cm" svg:height="3.352cm" svg:x="16.118cm" svg:y="3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291cm" svg:height="2.04cm" svg:x="16.993cm" svg:y="31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603cm" svg:height="1.312cm" svg:x="12.911cm" svg:y="37.449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" draw:layer="layout" svg:width="1.604cm" svg:height="1.603cm" svg:x="14.514cm" svg:y="35.84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" draw:layer="layout" svg:width="0.875cm" svg:height="1.21cm" svg:x="16.118cm" svg:y="34.63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.306cm" svg:height="1.163cm" draw:transform="skewX (0.000872664625997165) rotate (-1.57376338652329) translate (8.753cm 11.1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729cm" svg:x="16.993cm" svg:y="33.90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583cm" svg:x="16.993cm" svg:y="31.284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" draw:layer="layout" svg:width="0.146cm" svg:height="0.873cm" svg:x="17.284cm" svg:y="31.868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146cm" svg:height="0.728cm" svg:x="17.284cm" svg:y="33.179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" draw:layer="layout" svg:width="0.146cm" svg:height="0.438cm" svg:x="17.284cm" svg:y="3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875cm" svg:height="1.166cm" svg:x="16.119cm" svg:y="30.118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1.604cm" svg:height="1.02cm" svg:x="14.514cm" svg:y="29.098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1.603cm" svg:height="0.583cm" svg:x="12.911cm" svg:y="28.51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" draw:layer="layout" svg:width="2.187cm" svg:height="0.583cm" svg:x="10.724cm" svg:y="27.932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2.187cm" svg:height="8.599cm" svg:x="6.568cm" svg:y="28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1.603cm" svg:height="8.351cm" svg:x="4.965cm" svg:y="29.08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604cm" svg:height="5.728cm" svg:x="3.362cm" svg:y="30.10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0.875cm" svg:height="3.352cm" svg:x="2.486cm" svg:y="31.26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1" draw:layer="layout" svg:width="0.291cm" svg:height="2.041cm" svg:x="2.195cm" svg:y="31.85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8" draw:text-style-name="P1" draw:layer="layout" svg:width="1.603cm" svg:height="1.312cm" svg:x="4.965cm" svg:y="37.43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" draw:layer="layout" svg:width="1.604cm" svg:height="1.603cm" svg:x="3.362cm" svg:y="35.8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" draw:layer="layout" svg:width="0.875cm" svg:height="1.21cm" svg:x="2.486cm" svg:y="34.62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728cm" svg:x="2.195cm" svg:y="33.89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583cm" svg:x="2.195cm" svg:y="31.26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" draw:layer="layout" svg:width="0.146cm" svg:height="0.873cm" svg:x="2.05cm" svg:y="31.85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146cm" svg:height="0.729cm" svg:x="2.05cm" svg:y="33.16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146cm" svg:height="0.437cm" svg:x="2.05cm" svg:y="32.72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1" draw:layer="layout" svg:width="0.875cm" svg:height="1.166cm" svg:x="2.485cm" svg:y="30.103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1.604cm" svg:height="1.02cm" svg:x="3.362cm" svg:y="29.083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1.603cm" svg:height="0.583cm" svg:x="4.965cm" svg:y="28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" draw:layer="layout" svg:width="2.187cm" svg:height="0.583cm" svg:x="6.568cm" svg:y="27.91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" draw:layer="layout" svg:width="1.163cm" svg:height="1.164cm" draw:transform="rotate (-1.57376338652329) translate (11.892cm 13.79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" draw:layer="layout" svg:width="1.163cm" svg:height="1.163cm" draw:transform="rotate (-1.57376338652329) translate (8.756cm 13.798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" draw:layer="layout" svg:width="1.166cm" svg:height="0.437cm" svg:x="7.59cm" svg:y="18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166cm" svg:height="0.437cm" svg:x="10.724cm" svg:y="18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746cm" svg:height="1.163cm" draw:transform="rotate (-1.57376338652329) translate (8.759cm 19.337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" draw:layer="layout" svg:width="1.746cm" svg:height="1.164cm" draw:transform="rotate (-1.57376338652329) translate (11.892cm 19.33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" draw:layer="layout" svg:width="1.602cm" svg:height="1.163cm" draw:transform="skewX (-0.000872664625997165) rotate (-1.57376338652329) translate (8.756cm 17.294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" draw:layer="layout" svg:width="1.602cm" svg:height="1.163cm" draw:transform="rotate (-1.57376338652329) translate (11.892cm 17.2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" draw:layer="layout" svg:width="1.896cm" svg:height="1.164cm" draw:transform="rotate (-1.57376338652329) translate (8.755cm 21.23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1" draw:layer="layout" svg:width="1.899cm" svg:height="1.163cm" draw:transform="skewX (0.000872664625997165) rotate (-1.57376338652329) translate (11.894cm 21.22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1.968cm" svg:height="33.814cm" svg:x="19.256cm" svg:y="5.48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1" draw:layer="layout" svg:width="1.166cm" svg:height="3.644cm" svg:x="21.224cm" svg:y="35.65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1" draw:layer="layout" svg:width="1.166cm" svg:height="3.644cm" svg:x="18.09cm" svg:y="35.65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1" draw:layer="layout" svg:width="1.166cm" svg:height="2.04cm" svg:x="21.224cm" svg:y="32.4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1" draw:layer="layout" svg:width="1.166cm" svg:height="2.04cm" svg:x="18.09cm" svg:y="32.4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1" draw:layer="layout" svg:width="1.166cm" svg:height="1.312cm" svg:x="21.224cm" svg:y="28.80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1" draw:layer="layout" svg:width="1.166cm" svg:height="1.312cm" svg:x="18.09cm" svg:y="28.80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1" draw:layer="layout" svg:width="1.166cm" svg:height="3.935cm" svg:x="21.224cm" svg:y="15.54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1" draw:layer="layout" svg:width="1.166cm" svg:height="3.935cm" svg:x="18.09cm" svg:y="15.54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1" draw:layer="layout" svg:width="1.968cm" svg:height="2.186cm" svg:x="19.256cm" svg:y="3.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1" draw:layer="layout" svg:width="0.874cm" svg:height="1.163cm" draw:transform="skewX (0.000872664625997165) rotate (-1.57376338652329) translate (22.393cm 14.668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" draw:layer="layout" svg:width="0.875cm" svg:height="1.163cm" draw:transform="rotate (-1.57376338652329) translate (19.256cm 14.66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" draw:layer="layout" svg:width="1.166cm" svg:height="1.163cm" draw:transform="rotate (-1.57376338652329) translate (22.393cm 34.491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" draw:layer="layout" svg:width="1.164cm" svg:height="1.163cm" draw:transform="rotate (-1.57376338652329) translate (19.256cm 34.49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" draw:layer="layout" svg:width="1.017cm" svg:height="1.163cm" draw:transform="rotate (-1.57376338652329) translate (22.39cm 31.431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" draw:layer="layout" svg:width="1.02cm" svg:height="1.163cm" draw:transform="rotate (-1.57376338652329) translate (19.259cm 31.4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.306cm" svg:height="1.163cm" draw:transform="rotate (-1.57376338652329) translate (22.39cm 30.12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2.187cm" svg:height="8.599cm" svg:x="21.224cm" svg:y="5.48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4" draw:text-style-name="P1" draw:layer="layout" svg:width="1.603cm" svg:height="8.351cm" svg:x="23.411cm" svg:y="5.15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5" draw:text-style-name="P1" draw:layer="layout" svg:width="1.604cm" svg:height="5.728cm" svg:x="25.014cm" svg:y="6.75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6" draw:text-style-name="P1" draw:layer="layout" svg:width="0.875cm" svg:height="3.352cm" svg:x="26.618cm" svg:y="7.964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7" draw:text-style-name="P1" draw:layer="layout" svg:width="0.291cm" svg:height="2.04cm" svg:x="27.493cm" svg:y="8.693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8" draw:text-style-name="P1" draw:layer="layout" svg:width="1.603cm" svg:height="1.312cm" svg:x="23.411cm" svg:y="3.83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" draw:layer="layout" svg:width="1.604cm" svg:height="1.603cm" svg:x="25.014cm" svg:y="5.151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" draw:layer="layout" svg:width="0.875cm" svg:height="1.21cm" svg:x="26.618cm" svg:y="6.754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1.306cm" svg:height="1.163cm" draw:transform="skewX (-0.000872664625997165) rotate (-1.57376338652329) translate (19.253cm 30.124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729cm" svg:x="27.493cm" svg:y="7.964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583cm" svg:x="27.493cm" svg:y="10.73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" draw:layer="layout" svg:width="0.146cm" svg:height="0.873cm" svg:x="27.784cm" svg:y="9.858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146cm" svg:height="0.728cm" svg:x="27.784cm" svg:y="8.693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" draw:layer="layout" svg:width="0.146cm" svg:height="0.438cm" svg:x="27.784cm" svg:y="9.42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4" draw:text-style-name="P1" draw:layer="layout" svg:width="0.875cm" svg:height="1.166cm" svg:x="26.619cm" svg:y="11.31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1.604cm" svg:height="1.02cm" svg:x="25.014cm" svg:y="12.482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1.603cm" svg:height="0.583cm" svg:x="23.411cm" svg:y="13.50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" draw:layer="layout" svg:width="2.187cm" svg:height="0.583cm" svg:x="21.224cm" svg:y="14.08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" draw:layer="layout" svg:width="2.187cm" svg:height="8.599cm" svg:x="17.068cm" svg:y="5.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4" draw:text-style-name="P1" draw:layer="layout" svg:width="1.603cm" svg:height="8.351cm" svg:x="15.465cm" svg:y="5.16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1" draw:layer="layout" svg:width="1.604cm" svg:height="5.728cm" svg:x="13.862cm" svg:y="6.76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1" draw:layer="layout" svg:width="0.875cm" svg:height="3.352cm" svg:x="12.986cm" svg:y="7.97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8" draw:text-style-name="P1" draw:layer="layout" svg:width="0.291cm" svg:height="2.041cm" svg:x="12.695cm" svg:y="8.70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8" draw:text-style-name="P1" draw:layer="layout" svg:width="1.603cm" svg:height="1.312cm" svg:x="15.465cm" svg:y="3.854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1" draw:layer="layout" svg:width="1.604cm" svg:height="1.603cm" svg:x="13.862cm" svg:y="5.16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" draw:layer="layout" svg:width="0.875cm" svg:height="1.21cm" svg:x="12.986cm" svg:y="6.76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728cm" svg:x="12.695cm" svg:y="7.97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291cm" svg:height="0.583cm" svg:x="12.695cm" svg:y="10.74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1" draw:layer="layout" svg:width="0.146cm" svg:height="0.873cm" svg:x="12.55cm" svg:y="9.87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1" draw:layer="layout" svg:width="0.146cm" svg:height="0.729cm" svg:x="12.55cm" svg:y="8.707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146cm" svg:height="0.437cm" svg:x="12.55cm" svg:y="9.43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4" draw:text-style-name="P1" draw:layer="layout" svg:width="0.875cm" svg:height="1.166cm" svg:x="12.985cm" svg:y="11.33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1.604cm" svg:height="1.02cm" svg:x="13.862cm" svg:y="12.49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1.603cm" svg:height="0.583cm" svg:x="15.465cm" svg:y="13.516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1" draw:layer="layout" svg:width="2.187cm" svg:height="0.583cm" svg:x="17.068cm" svg:y="14.09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" draw:layer="layout" svg:width="1.163cm" svg:height="1.164cm" draw:transform="rotate (-1.57376338652329) translate (22.392cm 27.642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" draw:layer="layout" svg:width="1.163cm" svg:height="1.163cm" draw:transform="rotate (-1.57376338652329) translate (19.256cm 27.6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" draw:layer="layout" svg:width="1.166cm" svg:height="0.437cm" svg:x="18.09cm" svg:y="23.26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1" draw:text-style-name="P1" draw:layer="layout" svg:width="1.166cm" svg:height="0.437cm" svg:x="21.224cm" svg:y="23.267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2" draw:text-style-name="P1" draw:layer="layout" svg:width="1.746cm" svg:height="1.163cm" draw:transform="rotate (-1.57376338652329) translate (19.259cm 21.51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1" draw:layer="layout" svg:width="1.746cm" svg:height="1.164cm" draw:transform="rotate (-1.57376338652329) translate (22.392cm 21.521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" draw:layer="layout" svg:width="1.602cm" svg:height="1.163cm" draw:transform="skewX (0.000872664625997165) rotate (-1.57376338652329) translate (19.256cm 23.70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1" draw:layer="layout" svg:width="1.602cm" svg:height="1.163cm" draw:transform="rotate (-1.57376338652329) translate (22.392cm 23.706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1" draw:layer="layout" svg:width="1.896cm" svg:height="1.164cm" draw:transform="rotate (-1.57376338652329) translate (19.255cm 19.47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1" draw:layer="layout" svg:width="1.899cm" svg:height="1.163cm" draw:transform="skewX (-0.000872664625997165) rotate (-1.57376338652329) translate (22.394cm 19.477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7" draw:text-style-name="P2" draw:layer="layout" svg:x1="8.76cm" svg:y1="27.93cm" svg:x2="10.76cm" svg:y2="27.93cm">
          <text:p/>
        </draw:line>
        <draw:line draw:style-name="gr37" draw:text-style-name="P2" draw:layer="layout" svg:x1="19.23cm" svg:y1="14.66cm" svg:x2="21.23cm" svg:y2="14.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1T21:46:44.689186512</meta:creation-date>
    <dc:date>2025-10-21T21:59:02.680695867</dc:date>
    <meta:editing-duration>PT12M18S</meta:editing-duration>
    <meta:editing-cycles>2</meta:editing-cycles>
    <meta:generator>LibreOffice/6.4.7.2$Linux_X86_64 LibreOffice_project/40$Build-2</meta:generator>
    <meta:document-statistic meta:object-count="126"/>
  </office:meta>
</office:document-meta>
</file>